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mageInputDescriptor.writeToStream( OutputStream o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4">
            <text:p text:style-name="Table_20_Contents">44</text:p>
          </table:table-cell>
        </table:table-row>
        <table:table-row>
          <table:table-cell office:value-type="string">
            <text:p text:style-name="Table_20_Contents">ImageInputDescriptor.setResolution( int resolu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